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</text:p>
            <text:p> 0.4mm Nozzle</text:p>
          </table:table-cell>
        </table:table-row>
        <table:table-row table:style-name="ro2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 table:style-name="Default"/>
        </table:table-row>
        <table:table-row table:style-name="ro3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,,</text:p>
            <text:p>Food safe, Good adhesion</text:p>
          </table:table-cell>
          <table:table-cell table:style-name="ce3" office:value-type="string" calcext:value-type="string">
            <text:p>0.35 ,,</text:p>
            <text:p> 0.20 ,,</text:p>
            <text:p> 0.15,,</text:p>
            <text:p> 0.10,,</text:p>
            <text:p> 0.07 beta</text:p>
          </table:table-cell>
        </table:table-row>
        <table:table-row table:style-name="ro3">
          <table:table-cell/>
          <table:table-cell table:style-name="ce2" office:value-type="string" calcext:value-type="string">
            <text:p>FormFutura EASYWOOD</text:p>
          </table:table-cell>
          <table:table-cell table:style-name="ce2" office:value-type="string" calcext:value-type="string">
            <text:p>Wood filament with 40 % Wood,,</text:p>
            <text:p>Feels and smells like real Wood,,</text:p>
            <text:p>Good layer masking</text:p>
          </table:table-cell>
          <table:table-cell table:style-name="ce3" office:value-type="string" calcext:value-type="string">
            <text:p>0.30,,</text:p>
            <text:p>0.25,,</text:p>
            <text:p>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,</text:p>
            <text:p> Stone like look, and a bit of a feel,,</text:p>
            <text:p><text:span text:style-name="T1">Recalibrate Z!</text:span></text:p>
          </table:table-cell>
          <table:table-cell table:style-name="ce2" office:value-type="string" calcext:value-type="string">
            <text:p>0.25,,</text:p>
            <text:p> 0.20,,</text:p>
            <text:p>0.15,,</text:p>
            <text:p>0.10</text:p>
          </table:table-cell>
        </table:table-row>
        <table:table-row table:style-name="ro4">
          <table:table-cell/>
          <table:table-cell table:style-name="ce2" office:value-type="string" calcext:value-type="string">
            <text:p>FormFutura ApolloX ASA</text:p>
          </table:table-cell>
          <table:table-cell table:style-name="ce2" office:value-type="string" calcext:value-type="string">
            <text:p>For outside applications, UV-Resistant,,</text:p>
            <text:p>Prone to warping, need enclosure,,</text:p>
            <text:p> nice finish, ABS like, bonds well with ngen</text:p>
          </table:table-cell>
          <table:table-cell table:style-name="ce2" office:value-type="string" calcext:value-type="string">
            <text:p>0,25,,</text:p>
            <text:p>0.20,,</text:p>
            <text:p> 0.15,,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,</text:p>
            <text:p> 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5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,,</text:p>
            <text:p> After curing, Food safe</text:p>
          </table:table-cell>
          <table:table-cell table:style-name="ce3" office:value-type="string" calcext:value-type="string">
            <text:p>0.20,,</text:p>
            <text:p>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,</text:p>
            <text:p> Very sprakly in direct sunlight,,</text:p>
            <text:p>Very strong interlayer adhesion</text:p>
          </table:table-cell>
          <table:table-cell table:style-name="ce3" office:value-type="string" calcext:value-type="string">
            <text:p>0.25,,</text:p>
            <text:p>0.20,,</text:p>
            <text:p> 0.15,,</text:p>
            <text:p> 0.10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,</text:p>
            <text:p> Very good layer adheasion, rubber like</text:p>
          </table:table-cell>
          <table:table-cell table:style-name="ce3" office:value-type="string" calcext:value-type="string">
            <text:p>0.30,,</text:p>
            <text:p>0.25,,</text:p>
            <text:p>0.20,,</text:p>
            <text:p>0.15</text:p>
          </table:table-cell>
        </table:table-row>
        <table:table-row table:style-name="ro4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,</text:p>
            <text:p> 80% Steel powder,,</text:p>
            <text:p> Good Post-Processing, Heavy,,</text:p>
            <text:p> <text:span text:style-name="T1">RECALIBRATE Z!!!</text:span></text:p>
          </table:table-cell>
          <table:table-cell table:style-name="ce3" office:value-type="string" calcext:value-type="string">
            <text:p>0.20,,</text:p>
            <text:p> 0.15</text:p>
          </table:table-cell>
        </table:table-row>
        <table:table-row table:style-name="ro4">
          <table:table-cell/>
          <table:table-cell office:value-type="string" calcext:value-type="string">
            <text:p>Colorfabb NGEN</text:p>
          </table:table-cell>
          <table:table-cell table:style-name="ce2" office:value-type="string" calcext:value-type="string">
            <text:p>nGen Material, low shrinkage, no warping,,</text:p>
            <text:p>Very strong interlayer adhesion,,</text:p>
            <text:p> Glossy finish, Tg of 85, bonds well with ApolloX</text:p>
          </table:table-cell>
          <table:table-cell table:style-name="ce2" office:value-type="string" calcext:value-type="string">
            <text:p>0.25,,</text:p>
            <text:p>0.20,,</text:p>
            <text:p>0.15,,</text:p>
            <text:p>0.10</text:p>
          </table:table-cell>
        </table:table-row>
        <table:table-row table:style-name="ro2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olorfabb GLOWFILL</text:p>
          </table:table-cell>
          <table:table-cell office:value-type="string" calcext:value-type="string">
            <text:p>Green Glow at Night. Needs high infill for best glow,,</text:p>
            <text:p>Very abrasive (more than CF!), use Steelnozzle,,</text:p>
            <text:p>Glows for +9 months,Needs to be charged with strong light source</text:p>
          </table:table-cell>
          <table:table-cell office:value-type="string" calcext:value-type="string">
            <text:p>0.25,,</text:p>
            <text:p>0.20,,</text:p>
            <text:p>0.15,,</text:p>
            <text:p>0.10,,</text:p>
            <text:p>0.07 beta</text:p>
          </table:table-cell>
        </table:table-row>
        <table:table-row table:style-name="ro3">
          <table:table-cell/>
          <table:table-cell office:value-type="string" calcext:value-type="string">
            <text:p>Colorfabb HT</text:p>
          </table:table-cell>
          <table:table-cell office:value-type="string" calcext:value-type="string">
            <text:p>A bit Hydrophile, Temp resistant to 100 degrees,,</text:p>
            <text:p>Super mechanical performance,greater toughness than XT,,</text:p>
            <text:p>Super strong, nearly see trough, enclousure advised,,</text:p>
            <text:p>FDA approved = Food safe</text:p>
          </table:table-cell>
          <table:table-cell office:value-type="string" calcext:value-type="string">
            <text:p>0.25,,</text:p>
            <text:p>0.20,,</text:p>
            <text:p>0.15,,</text:p>
            <text:p>0.10 beta,,</text:p>
            <text:p>0.07 beta</text:p>
          </table:table-cell>
        </table:table-row>
        <table:table-row table:style-name="ro2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elcolor Kanova materic Mar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Lay Filaments MoldLay</text:p>
          </table:table-cell>
          <table:table-cell office:value-type="string" calcext:value-type="string">
            <text:p>Wax like filament, for lost mold casting,,</text:p>
            <text:p>Gets water liquid at 275 degrees, let cool down the print!,,</text:p>
            <text:p>Prints moulds for permanent casting and for lost-wax casting.</text:p>
          </table:table-cell>
          <table:table-cell office:value-type="string" calcext:value-type="string">
            <text:p>0.25,,</text:p>
            <text:p>0.20,,</text:p>
            <text:p>0.15 beta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 table:number-rows-repeated="3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23:21:10.2583406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28T23:23:20.314078697</dc:date>
    <meta:editing-duration>PT18H22M25S</meta:editing-duration>
    <meta:editing-cycles>62</meta:editing-cycles>
    <meta:generator>LibreOffice/6.1.6.3$Linux_X86_64 LibreOffice_project/10$Build-3</meta:generator>
    <meta:document-statistic meta:table-count="1" meta:cell-count="56" meta:object-count="0"/>
  </office:meta>
</office:document-meta>
</file>